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OKE.requireRecovery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INVOKE.onFailur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VOKE.INVOKE( ActivityInfo self , ScopeFrame scopeFrame , LinkFrame link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VOKE.on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VOKE.ret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VOKE.onResponse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INVOKE.canc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VOKE.setupOutbound( OInvoke oinvoke , Collection &lt; OScope . CorrelationSet &gt; outboundInitiat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VOKE.termin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NVOKE.run(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">
            <text:p text:style-name="Table_20_Contents">3</text:p>
          </table:table-cell>
          <table:table-cell office:value-type="float" office:value="118">
            <text:p text:style-name="Table_20_Contents">118</text:p>
          </table:table-cell>
        </table:table-row>
        <table:table-row>
          <table:table-cell office:value-type="string">
            <text:p text:style-name="Table_20_Contents">INVOKE.fault( FaultData fault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